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634in"/>
    </style:style>
    <style:style style:name="co2" style:family="table-column">
      <style:table-column-properties fo:break-before="auto" style:column-width="3.245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 style:data-style-name="N43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俺さま&lt;br&gt;一張羅&lt;br&gt;&lt;br&gt;俺さまの一張羅が！</text:p>
          </table:table-cell>
          <table:table-cell office:value-type="string" calcext:value-type="string">
            <text:p>Aw, my Sunday best!&lt;br&gt;- あ～っ…おれさまのいっちょうらが！&lt;br&gt;#&lt;ruby&gt;俺様&lt;rt&gt;おれさま&lt;/rt&gt;&lt;/ruby&gt;:&lt;ul&gt;&lt;li&gt;I; me&lt;div class="info"&gt;(Pronoun; pompous)&lt;/div&gt;&lt;/li&gt;&lt;li&gt;self-centered man; egotistical man; pompous man&lt;div class="info"&gt;(Noun)&lt;/div&gt;&lt;/li&gt;&lt;li class='np'&gt;&lt;span class='ofrms'&gt;Other Forms　&lt;ruby&gt;己様&lt;rt&gt;おれさま&lt;/rt&gt;&lt;/ruby&gt;&lt;/span&gt;&lt;/li&gt;&lt;/ul&gt;&lt;br&gt;#&lt;ruby&gt;一帳羅&lt;rt&gt;いっちょうら&lt;/rt&gt;&lt;/ruby&gt;:&lt;ul&gt;&lt;li&gt;one's (only) good suit (or kimono)&lt;div class="info"&gt;(Noun)&lt;/div&gt;&lt;/li&gt;&lt;li class='np'&gt;&lt;span class='ofrms'&gt;Other Forms　&lt;ruby&gt;一張羅&lt;rt&gt;いっちょうら&lt;/rt&gt;&lt;/ruby&gt;&lt;/span&gt;&lt;/li&gt;&lt;/ul&gt;</text:p>
          </table:table-cell>
          <table:table-cell office:value-type="string" calcext:value-type="string">
            <text:p>Darling in the FranXX Episode 2 - 04:52&lt;br&gt;https://i.imgur.com/4HBABt5.png</text:p>
          </table:table-cell>
        </table:table-row>
        <table:table-row table:style-name="ro1">
          <table:table-cell office:value-type="string" calcext:value-type="string">
            <text:p>どうすん&lt;br&gt;どうする&lt;br&gt;&lt;br&gt;ウワッ…どうすんだよこれ！</text:p>
          </table:table-cell>
          <table:table-cell office:value-type="string" calcext:value-type="string">
            <text:p>What are you gonna do about this?!&lt;br&gt;- うわっ…どうすんだよこれ！&lt;br&gt;#&lt;ruby&gt;どうするか&lt;/ruby&gt;:&lt;ul&gt;&lt;li&gt;what would (you) do?; what to do about it&lt;div class="info"&gt;(Expression)&lt;/div&gt;&lt;/li&gt;&lt;li class='np'&gt;&lt;span class='ofrms'&gt;Other Forms　&lt;ruby&gt;どうしますか&lt;/ruby&gt;&lt;/span&gt;&lt;/li&gt;&lt;/ul&gt;</text:p>
          </table:table-cell>
          <table:table-cell office:value-type="string" calcext:value-type="string">
            <text:p>Darling in the FranXX Episode 2 - 04:57&lt;br&gt;https://i.imgur.com/HZkIzLs.png</text:p>
          </table:table-cell>
        </table:table-row>
        <table:table-row table:style-name="ro1">
          <table:table-cell office:value-type="string" calcext:value-type="string">
            <text:p>無視&lt;br&gt;無視する&lt;br&gt;&lt;br&gt;俺さまを無視すんじゃねえ！</text:p>
          </table:table-cell>
          <table:table-cell office:value-type="string" calcext:value-type="string">
            <text:p>Hey! Don't ignore me!Do you know?&lt;br&gt;- …ておい！おれさまをむしすんじゃねえ！&lt;br&gt;#&lt;ruby&gt;無視&lt;rt&gt;むし&lt;/rt&gt;&lt;/ruby&gt;:&lt;ul&gt;&lt;li&gt;disregarding; ignoring&lt;div class="info"&gt;(Noun; Suru verb)&lt;/div&gt;&lt;/li&gt;&lt;/ul&gt;</text:p>
          </table:table-cell>
          <table:table-cell office:value-type="string" calcext:value-type="string">
            <text:p>Darling in the FranXX Episode 2 - 05:29&lt;br&gt;https://i.imgur.com/9VFIzSW.png</text:p>
          </table:table-cell>
        </table:table-row>
        <table:table-row table:style-name="ro1">
          <table:table-cell office:value-type="string" calcext:value-type="string">
            <text:p>引き続き&lt;br&gt;世話&lt;br&gt;世話係&lt;br&gt;世話係をさせてもらいます&lt;br&gt;&lt;br&gt;引き続きあなたたちのお世話係をさせてもらいます</text:p>
          </table:table-cell>
          <table:table-cell office:value-type="string" calcext:value-type="string">
            <text:p>I'll be your caretaker, just like I was in Garden.&lt;br&gt;- 世話係をさせてもらいます - like: you will receive the favor of having my as caretaker?&lt;br&gt;- ひきつづきあなたたちのおせわがかりをさせてもらいます&lt;br&gt;- GT: I will continue to take care of you&lt;br&gt;#&lt;ruby&gt;引き続き&lt;rt&gt;ひきつづき&lt;/rt&gt;&lt;/ruby&gt;:&lt;ul&gt;&lt;li&gt;continuously; continually; without a break&lt;div class="info"&gt;(Adverbial noun; Noun)&lt;/div&gt;&lt;/li&gt;&lt;li class='np'&gt;&lt;span class='ofrms'&gt;Other Forms　&lt;ruby&gt;引続き&lt;rt&gt;ひきつづき&lt;/rt&gt;&lt;/ruby&gt;&lt;/span&gt;&lt;/li&gt;&lt;/ul&gt;&lt;br&gt;#&lt;ruby&gt;世話&lt;rt&gt;せわ&lt;/rt&gt;&lt;/ruby&gt;:&lt;ul&gt;&lt;li&gt;looking after; help; aid; assistance&lt;div class="info"&gt;(Noun; Suru verb)&lt;/div&gt;&lt;/li&gt;&lt;/ul&gt;&lt;br&gt;#&lt;ruby&gt;世話係&lt;rt&gt;せわがかり&lt;/rt&gt;&lt;/ruby&gt;:&lt;ul&gt;&lt;li&gt;attendant; person who looks after one's needs; caretaker&lt;div class="info"&gt;(Noun)&lt;/div&gt;&lt;/li&gt;&lt;li class='np'&gt;&lt;span class='ofrms'&gt;Other Forms　&lt;ruby&gt;世話係り&lt;rt&gt;せわがかり&lt;/rt&gt;&lt;/ruby&gt;&lt;/span&gt;&lt;/li&gt;&lt;/ul&gt;</text:p>
          </table:table-cell>
          <table:table-cell office:value-type="string" calcext:value-type="string">
            <text:p>Darling in the FranXX Episode 2 - 05:45&lt;br&gt;https://i.imgur.com/LRFcWka.png</text:p>
          </table:table-cell>
        </table:table-row>
        <table:table-row table:style-name="ro1">
          <table:table-cell office:value-type="string" calcext:value-type="string">
            <text:p>本部&lt;br&gt;指示&lt;br&gt;指示待ち&lt;br&gt;&lt;br&gt;ゼロツーについては本部からの指示待ちなの</text:p>
          </table:table-cell>
          <table:table-cell office:value-type="string" calcext:value-type="string">
            <text:p>We're awaiting orders from HQ on what to do with Zero Two.&lt;br&gt;- （なな）ぜろつーについてはほんぶからのしじまちなの&lt;br&gt;#&lt;ruby&gt;本部&lt;rt&gt;ほんぶ&lt;/rt&gt;&lt;/ruby&gt;:&lt;ul&gt;&lt;li&gt;headquarters; head office; main office&lt;div class="info"&gt;(Noun)&lt;/div&gt;&lt;/li&gt;&lt;/ul&gt;&lt;br&gt;#&lt;ruby&gt;指示&lt;rt&gt;しじ&lt;/rt&gt;&lt;/ruby&gt;:&lt;ul&gt;&lt;li&gt;indication; denotation; designation&lt;div class="info"&gt;(Noun; Suru verb)&lt;/div&gt;&lt;/li&gt;&lt;/ul&gt;&lt;br&gt;#指示待ち:awaiting orders</text:p>
          </table:table-cell>
          <table:table-cell office:value-type="string" calcext:value-type="string">
            <text:p>Darling in the FranXX Episode 2 - 06:01&lt;br&gt;https://i.imgur.com/8MHkf9S.png</text:p>
          </table:table-cell>
        </table:table-row>
        <table:table-row table:style-name="ro1">
          <table:table-cell office:value-type="string" calcext:value-type="string">
            <text:p>(start) 基本&lt;br&gt;&lt;br&gt;基本あなたたちとは別行動よ</text:p>
          </table:table-cell>
          <table:table-cell office:value-type="string" calcext:value-type="string">
            <text:p>But in general, she won't be working with you guys.&lt;br&gt;- GT: Basically, act differently from you&lt;br&gt;- きほんあなたたちとはべつこうどうよ&lt;br&gt;#&lt;ruby&gt;基本&lt;rt&gt;きほん&lt;/rt&gt;&lt;/ruby&gt;:&lt;ul&gt;&lt;li&gt;basics; fundamentals; basis; foundation&lt;div class="info"&gt;(Noun; No-adjective)&lt;/div&gt;&lt;/li&gt;&lt;/ul&gt;&lt;br&gt;#&lt;ruby&gt;別行動&lt;rt&gt;べつこうどう&lt;/rt&gt;&lt;/ruby&gt;:&lt;ul&gt;&lt;li&gt;doing something separately (from the group); going off on one's own&lt;div class="info"&gt;(Noun; Suru verb)&lt;/div&gt;&lt;/li&gt;&lt;/ul&gt;</text:p>
          </table:table-cell>
          <table:table-cell office:value-type="string" calcext:value-type="string">
            <text:p>Darling in the FranXX Episode 2 - 06:03&lt;br&gt;https://i.imgur.com/fmmpYdr.png</text:p>
          </table:table-cell>
        </table:table-row>
        <table:table-row table:style-name="ro1">
          <table:table-cell office:value-type="string" calcext:value-type="string">
            <text:p>居心地&lt;br&gt;居心地良い&lt;br&gt;&lt;br&gt;な～んだこっちのほうが居心地よさそうだったのに</text:p>
          </table:table-cell>
          <table:table-cell office:value-type="string" calcext:value-type="string">
            <text:p>Aw, but this table felt more comfortable.&lt;br&gt;- （ぜろつー）な～んだこっちのほうがきょここちよさそうだったのに&lt;br&gt;#&lt;ruby&gt;居心地&lt;rt&gt;いごこち&lt;/rt&gt;&lt;/ruby&gt;:&lt;ul&gt;&lt;li&gt;comfort&lt;div class="info"&gt;(Noun)&lt;/div&gt;&lt;/li&gt;&lt;/ul&gt;&lt;br&gt;#&lt;ruby&gt;居心地良い&lt;rt&gt;いごこちよい&lt;/rt&gt;&lt;/ruby&gt;:&lt;ul&gt;&lt;li&gt;comfortable (to live in); snug; cozy; cosy&lt;div class="info"&gt;(I-adjective)&lt;/div&gt;&lt;/li&gt;&lt;li class='np'&gt;&lt;span class='ofrms'&gt;Other Forms　&lt;ruby&gt;居心地よい&lt;rt&gt;いごこちよい&lt;/rt&gt;&lt;/ruby&gt;&lt;/span&gt;&lt;/li&gt;&lt;/ul&gt;&lt;br&gt;#&lt;ruby&gt;居心地が良い&lt;rt&gt;いごこちがよい&lt;/rt&gt;&lt;/ruby&gt;:&lt;ul&gt;&lt;li&gt;comfortable (to live in); snug; cosy; cozy&lt;div class="info"&gt;(Expression; I-adjective)&lt;/div&gt;&lt;/li&gt;&lt;li class='np'&gt;&lt;span class='ofrms'&gt;Other Forms　&lt;ruby&gt;居心地がよい&lt;rt&gt;いごこちがよい&lt;/rt&gt;&lt;/ruby&gt;&lt;/span&gt;&lt;/li&gt;&lt;/ul&gt;&lt;br&gt;#&lt;ruby&gt;居心地の良い&lt;rt&gt;いごこちのよい&lt;/rt&gt;&lt;/ruby&gt;:&lt;ul&gt;&lt;li&gt;comfortable (to live in); snug; cozy; cosy&lt;div class="info"&gt;(Expression; I-adjective)&lt;/div&gt;&lt;/li&gt;&lt;li class='np'&gt;&lt;span class='ofrms'&gt;Other Forms　&lt;ruby&gt;居心地のよい&lt;rt&gt;いごこちのよい&lt;/rt&gt;&lt;/ruby&gt;&lt;/span&gt;&lt;/li&gt;&lt;/ul&gt;&lt;br&gt;#&lt;ruby&gt;居心地のいい&lt;rt&gt;いごこちのいい&lt;/rt&gt;&lt;/ruby&gt;:&lt;ul&gt;&lt;li&gt;comfortable (to live in); snug; cozy; cosy&lt;div class="info"&gt;(Expression; I-adjective (yoi/ii class))&lt;/div&gt;&lt;/li&gt;&lt;/ul&gt;</text:p>
          </table:table-cell>
          <table:table-cell office:value-type="string" calcext:value-type="string">
            <text:p>Darling in the FranXX Episode 2 - 06:08&lt;br&gt;https://i.imgur.com/NjSjkUV.png</text:p>
          </table:table-cell>
        </table:table-row>
        <table:table-row table:style-name="ro1">
          <table:table-cell office:value-type="string" calcext:value-type="string">
            <text:p>のに (end)&lt;br&gt;&lt;br&gt;彼が出て行けばいいのに。</text:p>
          </table:table-cell>
          <table:table-cell office:value-type="string" calcext:value-type="string">
            <text:p>Aw man, it would have been so good had he gone&lt;br&gt;- のに at the end of a sentence can be rendered as something like "if only it weren't the case that ~"&lt;br&gt;#&lt;ruby&gt;のに&lt;/ruby&gt;:&lt;ul&gt;&lt;li&gt;if only; I wish&lt;div class="info"&gt;(Particle)&lt;/div&gt;&lt;/li&gt;&lt;li&gt;in order to&lt;div class="info"&gt;(Particle)&lt;/div&gt;&lt;/li&gt;&lt;li&gt;although; despite; even though; and yet&lt;div class="info"&gt;(Particle)&lt;/div&gt;&lt;/li&gt;&lt;/ul&gt;</text:p>
          </table:table-cell>
          <table:table-cell office:value-type="string" calcext:value-type="string">
            <text:p>https://japanese.stackexchange.com/a/23228/36809</text:p>
          </table:table-cell>
        </table:table-row>
        <table:table-row table:style-name="ro1">
          <table:table-cell office:value-type="string" calcext:value-type="string">
            <text:p>のに (end)&lt;br&gt;&lt;br&gt;あの建物さえなければ、きれいな景色が見えるのに。</text:p>
          </table:table-cell>
          <table:table-cell office:value-type="string" calcext:value-type="string">
            <text:p>If only that building weren't there, we could see the beautiful scenery&lt;br&gt;- のに at the end of a sentence can be rendered as something like "if only it weren't the case that ~"&lt;br&gt;#&lt;ruby&gt;のに&lt;/ruby&gt;:&lt;ul&gt;&lt;li&gt;if only; I wish&lt;div class="info"&gt;(Particle)&lt;/div&gt;&lt;/li&gt;&lt;li&gt;in order to&lt;div class="info"&gt;(Particle)&lt;/div&gt;&lt;/li&gt;&lt;li&gt;although; despite; even though; and yet&lt;div class="info"&gt;(Particle)&lt;/div&gt;&lt;/li&gt;&lt;/ul&gt;</text:p>
          </table:table-cell>
          <table:table-cell office:value-type="string" calcext:value-type="string">
            <text:p>https://japanese.stackexchange.com/a/23228/36809</text:p>
          </table:table-cell>
        </table:table-row>
        <table:table-row table:style-name="ro2">
          <table:table-cell office:value-type="string" calcext:value-type="string">
            <text:p>僕は元気いっぱい・気がたくさんね・元気がある</text:p>
          </table:table-cell>
          <table:table-cell office:value-type="string" calcext:value-type="string">
            <text:p>I'm full of energy / I have a lot of energy / I'm fine&lt;br&gt;#&lt;ruby&gt;元気いっぱい&lt;rt&gt;げんきいっぱい&lt;/rt&gt;&lt;/ruby&gt;:&lt;ul&gt;&lt;li&gt;brimming with health (vigor, vigour); full of vitality; full of health&lt;div class="info"&gt;(Na-adjective; No-adjective; Adverb; Noun)&lt;/div&gt;&lt;/li&gt;&lt;li class='np'&gt;&lt;span class='ofrms'&gt;Other Forms　&lt;ruby&gt;元気一杯&lt;rt&gt;げんきいっぱい&lt;/rt&gt;&lt;/ruby&gt;&lt;/span&gt;&lt;/li&gt;&lt;/ul&gt;</text:p>
          </table:table-cell>
          <table:table-cell office:value-type="string" calcext:value-type="string">
            <text:p>Japanese podcast for beginners (Nihongo con Teppei)#1『元気ですか？について！』&lt;br&gt;</text:p>
          </table:table-cell>
        </table:table-row>
        <table:table-row table:style-name="ro2">
          <table:table-cell office:value-type="string" calcext:value-type="string">
            <text:p>いろんな人がいますね</text:p>
          </table:table-cell>
          <table:table-cell office:value-type="string" calcext:value-type="string">
            <text:p>There are various people&lt;br&gt;#&lt;ruby&gt;色んな&lt;rt&gt;いろんな&lt;/rt&gt;&lt;/ruby&gt;:&lt;ul&gt;&lt;li&gt;various&lt;div class="info"&gt;(Pre-noun adjectival; usu. written as kana; Colloquialism)&lt;/div&gt;&lt;/li&gt;&lt;/ul&gt;</text:p>
          </table:table-cell>
          <table:table-cell office:value-type="string" calcext:value-type="string">
            <text:p>Japanese podcast for beginners (Nihongo con Teppei)#1『元気ですか？について！』&lt;br&gt;</text:p>
          </table:table-cell>
        </table:table-row>
        <table:table-row table:style-name="ro2">
          <table:table-cell office:value-type="string" calcext:value-type="string">
            <text:p>少しずつ毎日</text:p>
          </table:table-cell>
          <table:table-cell office:value-type="string" calcext:value-type="string">
            <text:p>Little by little every day</text:p>
          </table:table-cell>
          <table:table-cell office:value-type="string" calcext:value-type="string">
            <text:p>Japanese podcast for beginners (Nihongo con Teppei)#1『元気ですか？について！』</text:p>
          </table:table-cell>
        </table:table-row>
        <table:table-row table:style-name="ro2">
          <table:table-cell office:value-type="string" calcext:value-type="string">
            <text:p>それではまた皆さん</text:p>
          </table:table-cell>
          <table:table-cell office:value-type="string" calcext:value-type="string">
            <text:p>See you guys again&lt;br&gt;#&lt;ruby&gt;其れでは&lt;rt&gt;それでは&lt;/rt&gt;&lt;/ruby&gt;:&lt;ul&gt;&lt;li&gt;well then ...&lt;div class="info"&gt;(Expression; usu. written as kana)&lt;/div&gt;&lt;/li&gt;&lt;li class='np'&gt;&lt;span class='ofrms'&gt;Other Forms　&lt;ruby&gt;其れじゃ&lt;rt&gt;それじゃ&lt;/rt&gt;&lt;/ruby&gt;、&lt;ruby&gt;其じゃあ&lt;rt&gt;それじゃあ&lt;/rt&gt;&lt;/ruby&gt;&lt;/span&gt;&lt;/li&gt;&lt;/ul&gt;</text:p>
          </table:table-cell>
          <table:table-cell office:value-type="string" calcext:value-type="string">
            <text:p>Japanese podcast for beginners (Nihongo con Teppei)#1『元気ですか？について！』&lt;br&gt;</text:p>
          </table:table-cell>
        </table:table-row>
        <table:table-row table:style-name="ro2">
          <table:table-cell office:value-type="string" calcext:value-type="string">
            <text:p>どっちでもいいですね</text:p>
          </table:table-cell>
          <table:table-cell office:value-type="string" calcext:value-type="string">
            <text:p>Either one is fine</text:p>
          </table:table-cell>
          <table:table-cell office:value-type="string" calcext:value-type="string">
            <text:p>Japanese podcast for beginners (Nihongo con Teppei)#2『どのくらい日本語を勉強していますか？について！』&lt;br&gt;</text:p>
          </table:table-cell>
        </table:table-row>
        <table:table-row table:style-name="ro2">
          <table:table-cell office:value-type="string" calcext:value-type="string">
            <text:p>どの位の期間日本語を勉強していますか</text:p>
          </table:table-cell>
          <table:table-cell office:value-type="string" calcext:value-type="string">
            <text:p>How long have you been studying Japanese&lt;br&gt;#&lt;ruby&gt;どの位&lt;rt&gt;どのくらい&lt;/rt&gt;&lt;/ruby&gt;:&lt;ul&gt;&lt;li&gt;how long; how far; how much&lt;div class="info"&gt;(Expression; Adverbial noun; usu. written as kana)&lt;/div&gt;&lt;/li&gt;&lt;li class='np'&gt;&lt;span class='ofrms'&gt;Other Forms　&lt;ruby&gt;何の位&lt;rt&gt;どのくらい&lt;/rt&gt;&lt;/ruby&gt;、&lt;ruby&gt;何のくらい&lt;rt&gt;どのくらい&lt;/rt&gt;&lt;/ruby&gt;、&lt;ruby&gt;何の位&lt;rt&gt;どのぐらい&lt;/rt&gt;&lt;/ruby&gt;&lt;/span&gt;&lt;/li&gt;&lt;/ul&gt;</text:p>
          </table:table-cell>
          <table:table-cell office:value-type="string" calcext:value-type="string">
            <text:p>Japanese podcast for beginners (Nihongo con Teppei)#2『どのくらい日本語を勉強していますか？について！』</text:p>
          </table:table-cell>
        </table:table-row>
        <table:table-row table:style-name="ro1">
          <table:table-cell table:style-name="ce6" office:value-type="string" calcext:value-type="string">
            <text:p>学習者&lt;br&gt;学習者の皆さん&lt;br&gt;応援&lt;br&gt;応援する&lt;br&gt;&lt;br&gt;日本語学習者の皆さんをいつも応援するポッドキャスト</text:p>
          </table:table-cell>
          <table:table-cell office:value-type="string" calcext:value-type="string">
            <text:p>A podcast that always supports Japanese learners&lt;br&gt;- 同志の皆さん is okay to translate "comrades"&lt;br&gt;#&lt;ruby&gt;学習者&lt;rt&gt;がくしゅうしゃ&lt;/rt&gt;&lt;/ruby&gt;:&lt;ul&gt;&lt;li&gt;learner; student; scholar&lt;div class="info"&gt;(Noun)&lt;/div&gt;&lt;/li&gt;&lt;/ul&gt;&lt;br&gt;#&lt;ruby&gt;応援&lt;rt&gt;おうえん&lt;/rt&gt;&lt;/ruby&gt;:&lt;ul&gt;&lt;li&gt;aid; assistance; help; reinforcement; rooting; barracking; support; cheering&lt;div class="info"&gt;(Noun; Suru verb)&lt;/div&gt;&lt;/li&gt;&lt;/ul&gt;</text:p>
          </table:table-cell>
          <table:table-cell office:value-type="string" calcext:value-type="string">
            <text:p>Japanese podcast for beginners (Nihongo con Teppei)#4『何時ですか？について！』&lt;br&gt;https://japanese.stackexchange.com/a/32178/36809</text:p>
          </table:table-cell>
        </table:table-row>
        <table:table-row table:style-name="ro2">
          <table:table-cell office:value-type="string" calcext:value-type="string">
            <text:p>というわけで今日は今何時</text:p>
          </table:table-cell>
          <table:table-cell office:value-type="string" calcext:value-type="string">
            <text:p>So what time is it today&lt;br&gt;- 「てなわけで」＝「というようなわけで」（≒「というわけで」）- "with that being said" or "for that reason"</text:p>
          </table:table-cell>
          <table:table-cell office:value-type="string" calcext:value-type="string">
            <text:p>Japanese podcast for beginners (Nihongo con Teppei)#4『何時ですか？について！』</text:p>
          </table:table-cell>
        </table:table-row>
        <table:table-row table:style-name="ro1">
          <table:table-cell office:value-type="string" calcext:value-type="string">
            <text:p>弁&lt;br&gt;大阪弁&lt;br&gt;&lt;br&gt;大阪弁わかりますか</text:p>
          </table:table-cell>
          <table:table-cell office:value-type="string" calcext:value-type="string">
            <text:p>Do you understand the Osaka dialect&lt;br&gt;#&lt;ruby&gt;大阪弁&lt;rt&gt;おおさかべん&lt;/rt&gt;&lt;/ruby&gt;:&lt;ul&gt;&lt;li&gt;Ōsaka dialect&lt;div class="info"&gt;(Noun)&lt;/div&gt;&lt;/li&gt;&lt;/ul&gt;&lt;br&gt;#&lt;ruby&gt;大阪弁&lt;rt&gt;おおさかべん&lt;/rt&gt;&lt;/ruby&gt;:&lt;ul&gt;&lt;li&gt;Ōsaka dialect&lt;div class="info"&gt;(Noun)&lt;/div&gt;&lt;/li&gt;&lt;/ul&gt;&lt;br&gt;#&lt;ruby&gt;弁&lt;rt&gt;べん&lt;/rt&gt;&lt;/ruby&gt;:&lt;ul&gt;&lt;li&gt;dialect; brogue; accent&lt;div class="info"&gt;(Noun - used as a suffix)&lt;/div&gt;&lt;/li&gt;&lt;li&gt;speech; tongue; talk; eloquence&lt;div class="info"&gt;(Noun)&lt;/div&gt;&lt;/li&gt;&lt;li class='np'&gt;&lt;span class='ofrms'&gt;Other Forms　&lt;ruby&gt;辯&lt;rt&gt;べん&lt;/rt&gt;&lt;/ruby&gt;、&lt;ruby&gt;瓣&lt;rt&gt;べん&lt;/rt&gt;&lt;/ruby&gt;、&lt;ruby&gt;辨&lt;rt&gt;べん&lt;/rt&gt;&lt;/ruby&gt;&lt;/span&gt;&lt;/li&gt;&lt;/ul&gt;</text:p>
          </table:table-cell>
          <table:table-cell office:value-type="string" calcext:value-type="string">
            <text:p>Japanese podcast for beginners (Nihongo con Teppei)#5『ひらがな、カタカナ、漢字について！』</text:p>
          </table:table-cell>
        </table:table-row>
        <table:table-row table:style-name="ro1">
          <table:table-cell office:value-type="string" calcext:value-type="string">
            <text:p>あとは&lt;br&gt;&lt;br&gt;あとは何が好きですか</text:p>
          </table:table-cell>
          <table:table-cell office:value-type="string" calcext:value-type="string">
            <text:p>What else do you like?&lt;br&gt;#あとは:besides that</text:p>
          </table:table-cell>
          <table:table-cell office:value-type="string" calcext:value-type="string">
            <text:p>Japanese podcast for beginners (Nihongo con Teppei)#7『日本語の勉強は好きですか？について！！』&lt;br&gt;https://i.imgur.com/uOxEOqy.png</text:p>
          </table:table-cell>
        </table:table-row>
        <table:table-row table:style-name="ro1">
          <table:table-cell office:value-type="string" calcext:value-type="string">
            <text:p>(noun / phrase)だと&lt;br&gt;&lt;br&gt;英語だと「genre」っていますよねでも日本語だとジャンル</text:p>
          </table:table-cell>
          <table:table-cell office:value-type="string" calcext:value-type="string">
            <text:p>- In English, it says "genre", but in Japanese, it's a genre.&lt;br&gt;#&lt;ruby&gt;だと&lt;/ruby&gt;:&lt;ul&gt;&lt;li&gt;if it's the case&lt;div class="info"&gt;(Expression)&lt;/div&gt;&lt;/li&gt;&lt;/ul&gt;</text:p>
          </table:table-cell>
          <table:table-cell office:value-type="string" calcext:value-type="string">
            <text:p>Japanese podcast for beginners (Nihongo con Teppei)#8『音楽のジャンルについて！！』</text:p>
          </table:table-cell>
        </table:table-row>
        <table:table-row table:style-name="ro1">
          <table:table-cell office:value-type="string" calcext:value-type="string">
            <text:p>作曲&lt;br&gt;作曲家&lt;br&gt;画家&lt;br&gt;&lt;br&gt;いろんな作曲家がいますね</text:p>
          </table:table-cell>
          <table:table-cell office:value-type="string" calcext:value-type="string">
            <text:p>There are various composers&lt;br&gt;#&lt;ruby&gt;作曲&lt;rt&gt;さっきょく&lt;/rt&gt;&lt;/ruby&gt;:&lt;ul&gt;&lt;li&gt;composition; setting (of music)&lt;div class="info"&gt;(Noun; Suru verb)&lt;/div&gt;&lt;/li&gt;&lt;/ul&gt;&lt;br&gt;#&lt;ruby&gt;作曲家&lt;rt&gt;さっきょくか&lt;/rt&gt;&lt;/ruby&gt;:&lt;ul&gt;&lt;li&gt;composer&lt;div class="info"&gt;(Noun)&lt;/div&gt;&lt;/li&gt;&lt;/ul&gt;&lt;br&gt;#&lt;ruby&gt;画家&lt;rt&gt;がか&lt;/rt&gt;&lt;/ruby&gt;:&lt;ul&gt;&lt;li&gt;painter; artist&lt;div class="info"&gt;(Noun; No-adjective)&lt;/div&gt;&lt;/li&gt;&lt;/ul&gt;</text:p>
          </table:table-cell>
          <table:table-cell office:value-type="string" calcext:value-type="string">
            <text:p>Japanese podcast for beginners (Nihongo con Teppei)#8『音楽のジャンルについて！！』</text:p>
          </table:table-cell>
        </table:table-row>
        <table:table-row table:style-name="ro1">
          <table:table-cell office:value-type="string" calcext:value-type="string">
            <text:p>どんな&lt;br&gt;どんなに&lt;br&gt;&lt;br&gt;どんな食べ物が好きですか</text:p>
          </table:table-cell>
          <table:table-cell office:value-type="string" calcext:value-type="string">
            <text:p>What kind of food do you like&lt;br&gt;#&lt;ruby&gt;どんな&lt;/ruby&gt;:&lt;ul&gt;&lt;li&gt;what kind of; what sort of; what&lt;div class="info"&gt;(Pre-noun adjectival)&lt;/div&gt;&lt;/li&gt;&lt;/ul&gt;&lt;br&gt;#&lt;ruby&gt;どんなに&lt;/ruby&gt;:&lt;ul&gt;&lt;li&gt;how; how much; to what extent&lt;div class="info"&gt;(Adverb)&lt;/div&gt;&lt;/li&gt;&lt;/ul&gt;</text:p>
          </table:table-cell>
          <table:table-cell office:value-type="string" calcext:value-type="string">
            <text:p>Japanese podcast for beginners (Nihongo con Teppei)#9『どんな食べ物が好きですか？について！』</text:p>
          </table:table-cell>
        </table:table-row>
        <table:table-row table:style-name="ro2">
          <table:table-cell office:value-type="string" calcext:value-type="string">
            <text:p>うどん</text:p>
          </table:table-cell>
          <table:table-cell office:value-type="string" calcext:value-type="string">
            <text:p>#&lt;ruby&gt;饂飩&lt;rt&gt;うどん&lt;/rt&gt;&lt;/ruby&gt;:&lt;ul&gt;&lt;li&gt;udon; thick Japanese wheat noodles&lt;div class="info"&gt;(Noun; usu. written as kana)&lt;/div&gt;&lt;/li&gt;&lt;li class='np'&gt;&lt;span class='ofrms'&gt;Other Forms　&lt;ruby&gt;ウドン&lt;/ruby&gt;&lt;/span&gt;&lt;/li&gt;&lt;/ul&gt;</text:p>
          </table:table-cell>
          <table:table-cell office:value-type="string" calcext:value-type="string">
            <text:p>https://i.imgur.com/hT7bG2A.png</text:p>
          </table:table-cell>
        </table:table-row>
        <table:table-row table:style-name="ro2">
          <table:table-cell office:value-type="string" calcext:value-type="string">
            <text:p>ラーメン</text:p>
          </table:table-cell>
          <table:table-cell office:value-type="string" calcext:value-type="string">
            <text:p>#&lt;ruby&gt;拉麺&lt;rt&gt;ラーメン&lt;/rt&gt;&lt;/ruby&gt;:&lt;ul&gt;&lt;li&gt;ramen; Chinese-style noodles&lt;div class="info"&gt;(Noun; usu. written as kana)&lt;/div&gt;&lt;/li&gt;&lt;li class='np'&gt;&lt;span class='ofrms'&gt;Other Forms　&lt;ruby&gt;老麺&lt;rt&gt;ラーメン&lt;/rt&gt;&lt;/ruby&gt;、&lt;ruby&gt;老麺&lt;rt&gt;らーめん&lt;/rt&gt;&lt;/ruby&gt;、&lt;ruby&gt;老麺&lt;rt&gt;らあめん&lt;/rt&gt;&lt;/ruby&gt;&lt;/span&gt;&lt;/li&gt;&lt;/ul&gt;</text:p>
          </table:table-cell>
          <table:table-cell office:value-type="string" calcext:value-type="string">
            <text:p>https://i.imgur.com/YRGRwaF.png</text:p>
          </table:table-cell>
        </table:table-row>
        <table:table-row table:style-name="ro2">
          <table:table-cell office:value-type="string" calcext:value-type="string">
            <text:p>焼きそば</text:p>
          </table:table-cell>
          <table:table-cell office:value-type="string" calcext:value-type="string">
            <text:p>#&lt;ruby&gt;焼きそば&lt;rt&gt;やきそば&lt;/rt&gt;&lt;/ruby&gt;:&lt;ul&gt;&lt;li&gt;yakisoba; fried noodles, usu. with vegetables and meat&lt;div class="info"&gt;(Noun; Food term)&lt;/div&gt;&lt;/li&gt;&lt;li class='np'&gt;&lt;span class='ofrms'&gt;Other Forms　&lt;ruby&gt;焼そば&lt;rt&gt;やきそば&lt;/rt&gt;&lt;/ruby&gt;、&lt;ruby&gt;焼き蕎麦&lt;rt&gt;やきそば&lt;/rt&gt;&lt;/ruby&gt;、&lt;ruby&gt;焼蕎麦&lt;rt&gt;やきそば&lt;/rt&gt;&lt;/ruby&gt;、&lt;ruby&gt;ヤキソバ&lt;/ruby&gt;&lt;/span&gt;&lt;/li&gt;&lt;/ul&gt;</text:p>
          </table:table-cell>
          <table:table-cell office:value-type="string" calcext:value-type="string">
            <text:p>https://i.imgur.com/A4CZ0Yq.png</text:p>
          </table:table-cell>
        </table:table-row>
        <table:table-row table:style-name="ro2">
          <table:table-cell office:value-type="string" calcext:value-type="string">
            <text:p>天ぷら</text:p>
          </table:table-cell>
          <table:table-cell office:value-type="string" calcext:value-type="string">
            <text:p>#&lt;ruby&gt;天ぷら&lt;rt&gt;てんぷら&lt;/rt&gt;&lt;/ruby&gt;:&lt;ul&gt;&lt;li&gt;tempura; deep-fried fish and vegetables in a light batter&lt;div class="info"&gt;(Noun)&lt;/div&gt;&lt;/li&gt;&lt;li class='np'&gt;&lt;span class='ofrms'&gt;Other Forms　&lt;ruby&gt;天麩羅&lt;rt&gt;てんぷら&lt;/rt&gt;&lt;/ruby&gt;、&lt;ruby&gt;天婦羅&lt;rt&gt;てんぷら&lt;/rt&gt;&lt;/ruby&gt;、&lt;ruby&gt;天麸羅&lt;rt&gt;てんぷら&lt;/rt&gt;&lt;/ruby&gt;、&lt;ruby&gt;天プラ&lt;rt&gt;てんプラ&lt;/rt&gt;&lt;/ruby&gt;、&lt;ruby&gt;テンプラ&lt;/ruby&gt;&lt;/span&gt;&lt;/li&gt;&lt;/ul&gt;</text:p>
          </table:table-cell>
          <table:table-cell office:value-type="string" calcext:value-type="string">
            <text:p>https://i.imgur.com/awzxuTP.png</text:p>
          </table:table-cell>
        </table:table-row>
        <table:table-row table:style-name="ro2">
          <table:table-cell office:value-type="string" calcext:value-type="string">
            <text:p>豚カツ</text:p>
          </table:table-cell>
          <table:table-cell office:value-type="string" calcext:value-type="string">
            <text:p>#&lt;ruby&gt;豚カツ&lt;rt&gt;とんカツ&lt;/rt&gt;&lt;/ruby&gt;:&lt;ul&gt;&lt;li&gt;tonkatsu; breaded pork cutlet&lt;div class="info"&gt;(Noun; Food term; usu. written as kana)&lt;/div&gt;&lt;/li&gt;&lt;li class='np'&gt;&lt;span class='ofrms'&gt;Other Forms　&lt;ruby&gt;豚かつ&lt;rt&gt;とんかつ&lt;/rt&gt;&lt;/ruby&gt;、&lt;ruby&gt;トンカツ&lt;/ruby&gt;&lt;/span&gt;&lt;/li&gt;&lt;/ul&gt;</text:p>
          </table:table-cell>
          <table:table-cell office:value-type="string" calcext:value-type="string">
            <text:p>https://i.imgur.com/QsGJsX7.png</text:p>
          </table:table-cell>
        </table:table-row>
        <table:table-row table:style-name="ro2">
          <table:table-cell office:value-type="string" calcext:value-type="string">
            <text:p>唐揚げ</text:p>
          </table:table-cell>
          <table:table-cell office:value-type="string" calcext:value-type="string">
            <text:p>#&lt;ruby&gt;唐揚げ&lt;rt&gt;からあげ&lt;/rt&gt;&lt;/ruby&gt;:&lt;ul&gt;&lt;li&gt;deep-fried food (esp. chicken)&lt;div class="info"&gt;(Noun; Suru verb; Food term)&lt;/div&gt;&lt;/li&gt;&lt;li class='np'&gt;&lt;span class='ofrms'&gt;Other Forms　&lt;ruby&gt;から揚げ&lt;rt&gt;からあげ&lt;/rt&gt;&lt;/ruby&gt;、&lt;ruby&gt;唐揚&lt;rt&gt;からあげ&lt;/rt&gt;&lt;/ruby&gt;、&lt;ruby&gt;空揚げ&lt;rt&gt;からあげ&lt;/rt&gt;&lt;/ruby&gt;、&lt;ruby&gt;空揚&lt;rt&gt;からあげ&lt;/rt&gt;&lt;/ruby&gt;、&lt;ruby&gt;カラ揚げ&lt;rt&gt;カラあげ&lt;/rt&gt;&lt;/ruby&gt;、&lt;ruby&gt;カラアゲ&lt;/ruby&gt;&lt;/span&gt;&lt;/li&gt;&lt;/ul&gt;</text:p>
          </table:table-cell>
          <table:table-cell office:value-type="string" calcext:value-type="string">
            <text:p>https://i.imgur.com/trgS1yb.png</text:p>
          </table:table-cell>
        </table:table-row>
        <table:table-row table:style-name="ro2">
          <table:table-cell office:value-type="string" calcext:value-type="string">
            <text:p>焼酎</text:p>
          </table:table-cell>
          <table:table-cell office:value-type="string" calcext:value-type="string">
            <text:p>#&lt;ruby&gt;焼酎&lt;rt&gt;しょうちゅう&lt;/rt&gt;&lt;/ruby&gt;:&lt;ul&gt;&lt;li&gt;shōchū; Japanese spirit distilled from sweet potatoes, rice, etc.&lt;div class="info"&gt;(Noun)&lt;/div&gt;&lt;/li&gt;&lt;/ul&gt;</text:p>
          </table:table-cell>
          <table:table-cell office:value-type="string" calcext:value-type="string">
            <text:p>Japanese podcast for beginners (Nihongo con Teppei)#10『お酒は好きですか？について！』&lt;br&gt;https://i.imgur.com/QIECvDB.png&lt;br&gt;</text:p>
          </table:table-cell>
        </table:table-row>
        <table:table-row table:style-name="ro2">
          <table:table-cell office:value-type="string" calcext:value-type="string">
            <text:p>世界中</text:p>
          </table:table-cell>
          <table:table-cell office:value-type="string" calcext:value-type="string">
            <text:p>#&lt;ruby&gt;世界中&lt;rt&gt;せかいじゅう&lt;/rt&gt;&lt;/ruby&gt;:&lt;ul&gt;&lt;li&gt;around the world; throughout the world&lt;div class="info"&gt;(Noun; No-adjective)&lt;/div&gt;&lt;/li&gt;&lt;li class='np'&gt;&lt;span class='ofrms'&gt;Other Forms　&lt;ruby&gt;世界じゅう&lt;rt&gt;せかいじゅう&lt;/rt&gt;&lt;/ruby&gt;&lt;/span&gt;&lt;/li&gt;&lt;/ul&gt;</text:p>
          </table:table-cell>
          <table:table-cell office:value-type="string" calcext:value-type="string">
            <text:p>Japanese podcast for beginners (Nihongo con Teppei)#10『お酒は好きですか？について！』</text:p>
          </table:table-cell>
        </table:table-row>
        <table:table-row table:style-name="ro1">
          <table:table-cell office:value-type="string" calcext:value-type="string">
            <text:p>たまに&lt;br&gt;&lt;br&gt;たまにいいじゃないですね</text:p>
          </table:table-cell>
          <table:table-cell office:value-type="string" calcext:value-type="string">
            <text:p>Sometimes it ’s not good&lt;br&gt;#&lt;ruby&gt;偶に&lt;rt&gt;たまに&lt;/rt&gt;&lt;/ruby&gt;:&lt;ul&gt;&lt;li&gt;occasionally; once in a while; now and then; rarely; seldom&lt;div class="info"&gt;(Adverb; usu. written as kana)&lt;/div&gt;&lt;/li&gt;&lt;li class='np'&gt;&lt;span class='ofrms'&gt;Other Forms　&lt;ruby&gt;適に&lt;rt&gt;たまに&lt;/rt&gt;&lt;/ruby&gt;&lt;/span&gt;&lt;/li&gt;&lt;/ul&gt;</text:p>
          </table:table-cell>
          <table:table-cell office:value-type="string" calcext:value-type="string">
            <text:p>Japanese podcast for beginners (Nihongo con Teppei)#10『お酒は好きですか？について！』</text:p>
          </table:table-cell>
        </table:table-row>
        <table:table-row table:style-name="ro2" table:number-rows-repeated="1556">
          <table:table-cell table:number-columns-repeated="3"/>
        </table:table-row>
        <table:table-row table:style-name="ro2" table:number-rows-repeated="104698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 style:data-style-name="N2" text:time-value="18:39:04.898910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4T06:46:41.301079946</meta:creation-date>
    <meta:generator>LibreOffice/6.4.6.2$Linux_X86_64 LibreOffice_project/40$Build-2</meta:generator>
    <dc:date>2020-12-27T18:45:18.651545051</dc:date>
    <meta:editing-duration>P4DT6H4M7S</meta:editing-duration>
    <meta:editing-cycles>928</meta:editing-cycles>
    <meta:document-statistic meta:table-count="1" meta:cell-count="93" meta:object-count="0"/>
    <meta:user-defined meta:name=""/>
    <meta:user-defined meta:name="qrichtext">1</meta:user-defined>
  </office:meta>
</office:document-meta>
</file>